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6.23   |   <text:a xlink:type="simple" xlink:href="http://palinfo.habago.org/Entry?Command=Information_PrintForum#FORUM40396"><text:span text:style-name="T1">#</text:span></text:a></text:p>
      <text:p text:style-name="P2"><text:a xlink:type="simple" xlink:href="http://kinship.habago.org/archives/2005/06/23/21.06.01/">今晚月圓 18年來最大</text:a></text:p>
      <text:p text:style-name="P2">【2005/06/23 聯合報】</text:p>
      <text:p text:style-name="P2"/>
      <text:p text:style-name="P2">適逢農曆十六日加上前天夏至，昨晚台北夜空出現巨大滿月，稱為「月亮錯覺」現象，從國父紀念館望去，月亮高懸台北101大樓頂端，宛如登上101的天線塔頂，就可奔月。</text:p>
      <text:p text:style-name="P2"/>
      <text:p text:style-name="P2"><text:a xlink:type="simple" xlink:href="http://kinship.habago.org/archives/2005623.jpg">2005623.jpg</text:a></text:p>
      <text:p text:style-name="P2"/>
      <text:p text:style-name="P2"><text:a xlink:type="simple" xlink:href="http://kinship.habago.org/archives/2005623-2.jpg">2005623-2.jpg</text:a></text:p>
      <text:p text:style-name="P2"/>
      <text:p text:style-name="P2">圖／陳易辰 </text:p>
      <text:p text:style-name="P2"/>
      <text:p text:style-name="P2"/>
      <text:p text:style-name="P2">【記者陳志豪／台北報導】</text:p>
      <text:p text:style-name="P2"/>
      <text:p text:style-name="P2">今晚的月亮將又圓又大！由於月球繞行的軌道面正好位於近地（球）點，月亮會比平常大出許多。但根據天文資料推測，下月廿二日月球繞行再回到近地點，距離地球是全年最近的時候，屆時的月亮會更大。</text:p>
      <text:p text:style-name="P2"/>
      <text:p text:style-name="P2">最大最圓的月亮出現在何時？美國國家太空總署網站表示，本月廿二日滿月，今天的近地點是自一九八七年以來距離地球最近的一次；這是因為月亮以稍微離心的軌道環繞地球旋轉，今年正好接近其十八年循環的一個極點。台北市立天文教育館表示，若以近地點作月亮大小的依據，下個月的近地點要比本月還近兩千五百公里，月亮看起來會更大。</text:p>
      <text:p text:style-name="P2"/>
      <text:p text:style-name="P2">今晚八時十七分，若沒有雲霧阻礙，是最適合觀測大月亮的時刻。朝東南方觀看，角度大約地平線上十至十五度，會發現又大又圓的月亮；而更大的月亮則在下月廿二日凌晨四時，若用數據推算，七月這次的近地點比平均值近三萬公里，相當於縮短十分之一的距離，月球也會比平常大十分之一。</text:p>
      <text:p text:style-name="P2"/>
      <text:p text:style-name="P2">天文館助理研究員張桂蘭說，若是把夏至、滿月、近地點三個要素納入，確是十八年一周期；但嚴格說來，不能算月球最接近地球的一天，天文館昨天向太空總署發出電子郵件，表達這個見解上的落差。</text:p>
      <text:p text:style-name="P2"/>
      <text:p text:style-name="P2">張桂蘭解釋，月亮繞行地球的軌道呈橢圓形，因此有所謂的近地點與遠地點，適逢滿月又剛好是近地點，月亮看起來比較大。尤其這一天從北半球來看，月亮升起時會很貼近地平面，仰角高度比平時要低，與地面物相較會有月亮較大的感覺；當月亮緩緩升上半空，會感覺月亮又慢慢縮小，如果拿著銅板比對，會發現月亮其實都一樣大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